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9e7" officeooo:paragraph-rsid="000bd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Docker Boo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01:36:34.563644276</meta:creation-date>
    <dc:date>2020-06-09T01:37:05.899197545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0"/>
    <meta:generator>LibreOffice/6.4.3.2$Linux_X86_64 LibreOffice_project/40$Build-2</meta:generator>
  </office:meta>
</office:document-meta>
</file>